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math xmlns="http://www.w3.org/1998/Math/MathML">
  <semantics>
    <mtable>
      <mtr>
        <mtd>
          <mrow>
            <mtable>
              <mtr>
                <mtd>
                  <mrow>
                    <mrow>
                      <mi>x</mi>
                      <mo stretchy="false">=</mo>
                      <mrow>
                        <msub>
                          <mi>a</mi>
                          <mn>1</mn>
                        </msub>
                        <mo stretchy="false">+</mo>
                        <msub>
                          <mi>a</mi>
                          <mn>0</mn>
                        </msub>
                      </mrow>
                    </mrow>
                  </mrow>
                </mtd>
              </mtr>
              <mtr>
                <mtd>
                  <mrow>
                    <mrow>
                      <mi>y</mi>
                      <mo stretchy="false">=</mo>
                      <mrow>
                        <msub>
                          <mi>b</mi>
                          <mn>1</mn>
                        </msub>
                        <mo stretchy="false">+</mo>
                        <msub>
                          <mi>b</mi>
                          <mn>0</mn>
                        </msub>
                      </mrow>
                    </mrow>
                  </mrow>
                </mtd>
              </mtr>
              <mtr>
                <mtd>
                  <mrow>
                    <mrow>
                      <msub>
                        <mi>x</mi>
                        <mn>1</mn>
                      </msub>
                      <mo stretchy="false">=</mo>
                      <mfrac>
                        <mrow>
                          <msub>
                            <mi>a</mi>
                            <mrow>
                              <mn>1</mn>
                            </mrow>
                          </msub>
                        </mrow>
                        <mrow>
                          <msup>
                            <mi>B</mi>
                            <mrow>
                              <mi>m</mi>
                            </mrow>
                          </msup>
                        </mrow>
                      </mfrac>
                    </mrow>
                    <mi/>
                    <mrow>
                      <msub>
                        <mi>x</mi>
                        <mn>0</mn>
                      </msub>
                      <mo stretchy="false">=</mo>
                      <mfrac>
                        <mrow>
                          <msub>
                            <mi>a</mi>
                            <mrow>
                              <mn>0</mn>
                            </mrow>
                          </msub>
                        </mrow>
                        <mrow>
                          <msup>
                            <mi>B</mi>
                            <mrow>
                              <mrow>
                                <mi>m</mi>
                                <mo stretchy="false">−</mo>
                                <mi>o</mi>
                              </mrow>
                            </mrow>
                          </msup>
                        </mrow>
                      </mfrac>
                    </mrow>
                  </mrow>
                </mtd>
              </mtr>
              <mtr>
                <mtd>
                  <mrow>
                    <mrow>
                      <msub>
                        <mi>y</mi>
                        <mn>1</mn>
                      </msub>
                      <mo stretchy="false">=</mo>
                      <mfrac>
                        <mrow>
                          <msub>
                            <mi>b</mi>
                            <mrow>
                              <mn>1</mn>
                            </mrow>
                          </msub>
                        </mrow>
                        <mrow>
                          <msup>
                            <mi>B</mi>
                            <mrow>
                              <mi>m</mi>
                            </mrow>
                          </msup>
                        </mrow>
                      </mfrac>
                    </mrow>
                    <mi/>
                    <mrow>
                      <msub>
                        <mi>y</mi>
                        <mn>0</mn>
                      </msub>
                      <mo stretchy="false">=</mo>
                      <mfrac>
                        <mrow>
                          <msub>
                            <mi>b</mi>
                            <mrow>
                              <mn>0</mn>
                            </mrow>
                          </msub>
                        </mrow>
                        <mrow>
                          <msup>
                            <mi>B</mi>
                            <mrow>
                              <mrow>
                                <mi>m</mi>
                                <mo stretchy="false">−</mo>
                                <mi>o</mi>
                              </mrow>
                            </mrow>
                          </msup>
                        </mrow>
                      </mfrac>
                    </mrow>
                  </mrow>
                </mtd>
              </mtr>
            </mtable>
            <mtable>
              <mtr>
                <mtd>
                  <mrow>
                    <mrow>
                      <mi mathvariant="italic">xy</mi>
                      <mo stretchy="false">=</mo>
                      <mrow>
                        <mo stretchy="false">(</mo>
                        <mrow>
                          <msub>
                            <mi>x</mi>
                            <mrow>
                              <mn>1</mn>
                            </mrow>
                          </msub>
                          <mrow>
                            <msup>
                              <mi>B</mi>
                              <mrow>
                                <mi>m</mi>
                              </mrow>
                            </msup>
                            <mo stretchy="false">+</mo>
                            <msub>
                              <mi>x</mi>
                              <mrow>
                                <mn>0</mn>
                              </mrow>
                            </msub>
                          </mrow>
                          <msup>
                            <mi>B</mi>
                            <mrow>
                              <mrow>
                                <mi>m</mi>
                                <mo stretchy="false">−</mo>
                                <mi>o</mi>
                              </mrow>
                            </mrow>
                          </msup>
                        </mrow>
                        <mo stretchy="false">)</mo>
                      </mrow>
                    </mrow>
                    <mrow>
                      <mo stretchy="false">(</mo>
                      <mrow>
                        <msub>
                          <mi>y</mi>
                          <mrow>
                            <mn>1</mn>
                          </mrow>
                        </msub>
                        <mrow>
                          <msup>
                            <mi>B</mi>
                            <mrow>
                              <mi>m</mi>
                            </mrow>
                          </msup>
                          <mo stretchy="false">+</mo>
                          <msub>
                            <mi>y</mi>
                            <mrow>
                              <mn>0</mn>
                            </mrow>
                          </msub>
                        </mrow>
                        <msup>
                          <mi>B</mi>
                          <mrow>
                            <mrow>
                              <mi>m</mi>
                              <mo stretchy="false">−</mo>
                              <mi>o</mi>
                            </mrow>
                          </mrow>
                        </msup>
                      </mrow>
                      <mo stretchy="false">)</mo>
                    </mrow>
                  </mrow>
                </mtd>
              </mtr>
              <mtr>
                <mtd>
                  <mrow>
                    <mrow>
                      <mi mathvariant="italic">xy</mi>
                      <mo stretchy="false">=</mo>
                      <msub>
                        <mi>x</mi>
                        <mrow>
                          <mn>1</mn>
                        </mrow>
                      </msub>
                    </mrow>
                    <msub>
                      <mi>y</mi>
                      <mrow>
                        <mn>1</mn>
                      </mrow>
                    </msub>
                    <mrow>
                      <mrow>
                        <msup>
                          <mi>B</mi>
                          <mrow>
                            <mn>2m</mn>
                          </mrow>
                        </msup>
                        <mo stretchy="false">+</mo>
                        <msub>
                          <mi>z</mi>
                          <mrow>
                            <mn>1</mn>
                          </mrow>
                        </msub>
                      </mrow>
                      <mo stretchy="false">+</mo>
                      <msub>
                        <mi>x</mi>
                        <mrow>
                          <mn>0</mn>
                        </mrow>
                      </msub>
                    </mrow>
                    <msub>
                      <mi>y</mi>
                      <mrow>
                        <mn>0</mn>
                      </mrow>
                    </msub>
                    <msup>
                      <mi>B</mi>
                      <mrow>
                        <mn>2</mn>
                        <mrow>
                          <mo stretchy="false">(</mo>
                          <mrow>
                            <mrow>
                              <mi>m</mi>
                              <mo stretchy="false">−</mo>
                              <mi>o</mi>
                            </mrow>
                          </mrow>
                          <mo stretchy="false">)</mo>
                        </mrow>
                      </mrow>
                    </msup>
                  </mrow>
                </mtd>
              </mtr>
              <mtr>
                <mtd>
                  <mrow>
                    <mrow>
                      <msub>
                        <mi>z</mi>
                        <mn>1</mn>
                      </msub>
                      <mo stretchy="false">=</mo>
                      <mrow>
                        <mo stretchy="false">(</mo>
                        <mrow>
                          <msub>
                            <mi>x</mi>
                            <mrow>
                              <mn>0</mn>
                            </mrow>
                          </msub>
                          <mrow>
                            <msub>
                              <mi>y</mi>
                              <mrow>
                                <mn>1</mn>
                              </mrow>
                            </msub>
                            <mo stretchy="false">+</mo>
                            <msub>
                              <mi>x</mi>
                              <mrow>
                                <mn>1</mn>
                              </mrow>
                            </msub>
                          </mrow>
                          <msub>
                            <mi>y</mi>
                            <mrow>
                              <mn>0</mn>
                            </mrow>
                          </msub>
                        </mrow>
                        <mo stretchy="false">)</mo>
                      </mrow>
                    </mrow>
                    <mrow>
                      <msup>
                        <mi>B</mi>
                        <mrow>
                          <mrow>
                            <mn>2m</mn>
                            <mo stretchy="false">−</mo>
                            <mi>o</mi>
                          </mrow>
                        </mrow>
                      </msup>
                      <mo stretchy="false">=</mo>
                      <mrow>
                        <mo stretchy="false">(</mo>
                        <mrow>
                          <mrow>
                            <mo stretchy="false">(</mo>
                            <mrow>
                              <mrow>
                                <msub>
                                  <mi>x</mi>
                                  <mn>0</mn>
                                </msub>
                                <mo stretchy="false">+</mo>
                                <msub>
                                  <mi>x</mi>
                                  <mn>1</mn>
                                </msub>
                              </mrow>
                            </mrow>
                            <mo stretchy="false">)</mo>
                          </mrow>
                          <mrow>
                            <mrow>
                              <mo stretchy="false">(</mo>
                              <mrow>
                                <mrow>
                                  <msub>
                                    <mi>y</mi>
                                    <mn>0</mn>
                                  </msub>
                                  <mo stretchy="false">+</mo>
                                  <msub>
                                    <mi>y</mi>
                                    <mn>1</mn>
                                  </msub>
                                </mrow>
                              </mrow>
                              <mo stretchy="false">)</mo>
                            </mrow>
                            <mo stretchy="false">−</mo>
                            <msub>
                              <mi>x</mi>
                              <mrow>
                                <mn>1</mn>
                              </mrow>
                            </msub>
                          </mrow>
                          <mrow>
                            <msub>
                              <mi>y</mi>
                              <mrow>
                                <mn>1</mn>
                              </mrow>
                            </msub>
                            <mo stretchy="false">−</mo>
                            <msub>
                              <mi>x</mi>
                              <mrow>
                                <mn>0</mn>
                              </mrow>
                            </msub>
                          </mrow>
                          <msub>
                            <mi>y</mi>
                            <mrow>
                              <mn>0</mn>
                            </mrow>
                          </msub>
                        </mrow>
                        <mo stretchy="false">)</mo>
                      </mrow>
                    </mrow>
                    <msup>
                      <mi>B</mi>
                      <mrow>
                        <mrow>
                          <mn>2m</mn>
                          <mo stretchy="false">−</mo>
                          <mi>o</mi>
                        </mrow>
                      </mrow>
                    </msup>
                  </mrow>
                </mtd>
              </mtr>
              <mtr>
                <mtd>
                  <mrow>
                    <mrow>
                      <mi mathvariant="italic">xy</mi>
                      <mo stretchy="false">=</mo>
                      <msub>
                        <mi>x</mi>
                        <mrow>
                          <mn>1</mn>
                        </mrow>
                      </msub>
                    </mrow>
                    <msub>
                      <mi>y</mi>
                      <mrow>
                        <mn>1</mn>
                      </mrow>
                    </msub>
                    <mrow>
                      <msup>
                        <mi>B</mi>
                        <mrow>
                          <mn>2m</mn>
                        </mrow>
                      </msup>
                      <mo stretchy="false">+</mo>
                      <mrow>
                        <mo stretchy="false">(</mo>
                        <mrow>
                          <mrow>
                            <mo stretchy="false">(</mo>
                            <mrow>
                              <mrow>
                                <msub>
                                  <mi>x</mi>
                                  <mn>0</mn>
                                </msub>
                                <mo stretchy="false">+</mo>
                                <msub>
                                  <mi>x</mi>
                                  <mn>1</mn>
                                </msub>
                              </mrow>
                            </mrow>
                            <mo stretchy="false">)</mo>
                          </mrow>
                          <mrow>
                            <mrow>
                              <mo stretchy="false">(</mo>
                              <mrow>
                                <mrow>
                                  <msub>
                                    <mi>y</mi>
                                    <mn>0</mn>
                                  </msub>
                                  <mo stretchy="false">+</mo>
                                  <msub>
                                    <mi>y</mi>
                                    <mn>1</mn>
                                  </msub>
                                </mrow>
                              </mrow>
                              <mo stretchy="false">)</mo>
                            </mrow>
                            <mo stretchy="false">−</mo>
                            <msub>
                              <mi>x</mi>
                              <mrow>
                                <mn>1</mn>
                              </mrow>
                            </msub>
                          </mrow>
                          <mrow>
                            <msub>
                              <mi>y</mi>
                              <mrow>
                                <mn>1</mn>
                              </mrow>
                            </msub>
                            <mo stretchy="false">−</mo>
                            <msub>
                              <mi>x</mi>
                              <mrow>
                                <mn>0</mn>
                              </mrow>
                            </msub>
                          </mrow>
                          <msub>
                            <mi>y</mi>
                            <mrow>
                              <mn>0</mn>
                            </mrow>
                          </msub>
                        </mrow>
                        <mo stretchy="false">)</mo>
                      </mrow>
                    </mrow>
                    <mrow>
                      <msup>
                        <mi>B</mi>
                        <mrow>
                          <mrow>
                            <mn>2m</mn>
                            <mo stretchy="false">−</mo>
                            <mi>o</mi>
                          </mrow>
                        </mrow>
                      </msup>
                      <mo stretchy="false">+</mo>
                      <msub>
                        <mi>x</mi>
                        <mrow>
                          <mn>0</mn>
                        </mrow>
                      </msub>
                    </mrow>
                    <msub>
                      <mi>y</mi>
                      <mrow>
                        <mn>0</mn>
                      </mrow>
                    </msub>
                    <msup>
                      <mi>B</mi>
                      <mrow>
                        <mn>2</mn>
                        <mrow>
                          <mo stretchy="false">(</mo>
                          <mrow>
                            <mrow>
                              <mi>m</mi>
                              <mo stretchy="false">−</mo>
                              <mi>o</mi>
                            </mrow>
                          </mrow>
                          <mo stretchy="false">)</mo>
                        </mrow>
                      </mrow>
                    </msup>
                  </mrow>
                </mtd>
              </mtr>
              <mtr>
                <mtd>
                  <mrow>
                    <mrow>
                      <mi mathvariant="italic">xy</mi>
                      <mo stretchy="false">=</mo>
                      <mfrac>
                        <mrow>
                          <msub>
                            <mi>a</mi>
                            <mrow>
                              <mn>1</mn>
                            </mrow>
                          </msub>
                        </mrow>
                        <mrow>
                          <msup>
                            <mi>B</mi>
                            <mrow>
                              <mi>m</mi>
                            </mrow>
                          </msup>
                        </mrow>
                      </mfrac>
                    </mrow>
                    <mfrac>
                      <mrow>
                        <msub>
                          <mi>b</mi>
                          <mrow>
                            <mn>1</mn>
                          </mrow>
                        </msub>
                      </mrow>
                      <mrow>
                        <msup>
                          <mi>B</mi>
                          <mrow>
                            <mi>m</mi>
                          </mrow>
                        </msup>
                      </mrow>
                    </mfrac>
                    <mrow>
                      <msup>
                        <mi>B</mi>
                        <mrow>
                          <mn>2m</mn>
                        </mrow>
                      </msup>
                      <mo stretchy="false">+</mo>
                      <mrow>
                        <mo stretchy="false">(</mo>
                        <mrow>
                          <mrow>
                            <mo stretchy="false">(</mo>
                            <mrow>
                              <mrow>
                                <mfrac>
                                  <mrow>
                                    <msub>
                                      <mi>a</mi>
                                      <mrow>
                                        <mn>0</mn>
                                      </mrow>
                                    </msub>
                                  </mrow>
                                  <mrow>
                                    <msup>
                                      <mi>B</mi>
                                      <mrow>
                                        <mrow>
                                          <mi>m</mi>
                                          <mo stretchy="false">−</mo>
                                          <mi>o</mi>
                                        </mrow>
                                      </mrow>
                                    </msup>
                                  </mrow>
                                </mfrac>
                                <mo stretchy="false">+</mo>
                                <mfrac>
                                  <mrow>
                                    <msub>
                                      <mi>a</mi>
                                      <mrow>
                                        <mn>1</mn>
                                      </mrow>
                                    </msub>
                                  </mrow>
                                  <mrow>
                                    <msup>
                                      <mi>B</mi>
                                      <mrow>
                                        <mi>m</mi>
                                      </mrow>
                                    </msup>
                                  </mrow>
                                </mfrac>
                              </mrow>
                            </mrow>
                            <mo stretchy="false">)</mo>
                          </mrow>
                          <mrow>
                            <mrow>
                              <mo stretchy="false">(</mo>
                              <mrow>
                                <mrow>
                                  <mfrac>
                                    <mrow>
                                      <msub>
                                        <mi>b</mi>
                                        <mrow>
                                          <mn>0</mn>
                                        </mrow>
                                      </msub>
                                    </mrow>
                                    <mrow>
                                      <msup>
                                        <mi>B</mi>
                                        <mrow>
                                          <mrow>
                                            <mi>m</mi>
                                            <mo stretchy="false">−</mo>
                                            <mi>o</mi>
                                          </mrow>
                                        </mrow>
                                      </msup>
                                    </mrow>
                                  </mfrac>
                                  <mo stretchy="false">+</mo>
                                  <mfrac>
                                    <mrow>
                                      <msub>
                                        <mi>b</mi>
                                        <mrow>
                                          <mn>1</mn>
                                        </mrow>
                                      </msub>
                                    </mrow>
                                    <mrow>
                                      <msup>
                                        <mi>B</mi>
                                        <mrow>
                                          <mi>m</mi>
                                        </mrow>
                                      </msup>
                                    </mrow>
                                  </mfrac>
                                </mrow>
                              </mrow>
                              <mo stretchy="false">)</mo>
                            </mrow>
                            <mo stretchy="false">−</mo>
                            <mfrac>
                              <mrow>
                                <msub>
                                  <mi>a</mi>
                                  <mrow>
                                    <mn>1</mn>
                                  </mrow>
                                </msub>
                              </mrow>
                              <mrow>
                                <msup>
                                  <mi>B</mi>
                                  <mrow>
                                    <mi>m</mi>
                                  </mrow>
                                </msup>
                              </mrow>
                            </mfrac>
                          </mrow>
                          <mrow>
                            <mfrac>
                              <mrow>
                                <msub>
                                  <mi>b</mi>
                                  <mrow>
                                    <mn>1</mn>
                                  </mrow>
                                </msub>
                              </mrow>
                              <mrow>
                                <msup>
                                  <mi>B</mi>
                                  <mrow>
                                    <mi>m</mi>
                                  </mrow>
                                </msup>
                              </mrow>
                            </mfrac>
                            <mo stretchy="false">−</mo>
                            <mfrac>
                              <mrow>
                                <msub>
                                  <mi>a</mi>
                                  <mrow>
                                    <mn>0</mn>
                                  </mrow>
                                </msub>
                              </mrow>
                              <mrow>
                                <msup>
                                  <mi>B</mi>
                                  <mrow>
                                    <mrow>
                                      <mi>m</mi>
                                      <mo stretchy="false">−</mo>
                                      <mi>o</mi>
                                    </mrow>
                                  </mrow>
                                </msup>
                              </mrow>
                            </mfrac>
                          </mrow>
                          <mfrac>
                            <mrow>
                              <msub>
                                <mi>b</mi>
                                <mrow>
                                  <mn>0</mn>
                                </mrow>
                              </msub>
                            </mrow>
                            <mrow>
                              <msup>
                                <mi>B</mi>
                                <mrow>
                                  <mrow>
                                    <mi>m</mi>
                                    <mo stretchy="false">−</mo>
                                    <mi>o</mi>
                                  </mrow>
                                </mrow>
                              </msup>
                            </mrow>
                          </mfrac>
                        </mrow>
                        <mo stretchy="false">)</mo>
                      </mrow>
                    </mrow>
                    <mrow>
                      <msup>
                        <mi>B</mi>
                        <mrow>
                          <mrow>
                            <mn>2m</mn>
                            <mo stretchy="false">−</mo>
                            <mi>o</mi>
                          </mrow>
                        </mrow>
                      </msup>
                      <mo stretchy="false">+</mo>
                      <mfrac>
                        <mrow>
                          <msub>
                            <mi>a</mi>
                            <mrow>
                              <mn>0</mn>
                            </mrow>
                          </msub>
                        </mrow>
                        <mrow>
                          <msup>
                            <mi>B</mi>
                            <mrow>
                              <mrow>
                                <mi>m</mi>
                                <mo stretchy="false">−</mo>
                                <mi>o</mi>
                              </mrow>
                            </mrow>
                          </msup>
                        </mrow>
                      </mfrac>
                    </mrow>
                    <mfrac>
                      <mrow>
                        <msub>
                          <mi>b</mi>
                          <mrow>
                            <mn>0</mn>
                          </mrow>
                        </msub>
                      </mrow>
                      <mrow>
                        <msup>
                          <mi>B</mi>
                          <mrow>
                            <mrow>
                              <mi>m</mi>
                              <mo stretchy="false">−</mo>
                              <mi>o</mi>
                            </mrow>
                          </mrow>
                        </msup>
                      </mrow>
                    </mfrac>
                    <msup>
                      <mi>B</mi>
                      <mrow>
                        <mn>2</mn>
                        <mrow>
                          <mo stretchy="false">(</mo>
                          <mrow>
                            <mrow>
                              <mi>m</mi>
                              <mo stretchy="false">−</mo>
                              <mi>o</mi>
                            </mrow>
                          </mrow>
                          <mo stretchy="false">)</mo>
                        </mrow>
                      </mrow>
                    </msup>
                  </mrow>
                </mtd>
              </mtr>
              <mtr>
                <mtd>
                  <mrow>
                    <mrow>
                      <mi mathvariant="italic">xy</mi>
                      <mo stretchy="false">=</mo>
                      <msub>
                        <mi>a</mi>
                        <mrow>
                          <mn>1</mn>
                        </mrow>
                      </msub>
                    </mrow>
                    <mrow>
                      <msub>
                        <mi>b</mi>
                        <mrow>
                          <mn>1</mn>
                        </mrow>
                      </msub>
                      <mo stretchy="false">+</mo>
                      <mrow>
                        <mo stretchy="false">(</mo>
                        <mrow>
                          <msup>
                            <mi>B</mi>
                            <mrow>
                              <mrow>
                                <mo stretchy="false">−</mo>
                                <mi>o</mi>
                              </mrow>
                            </mrow>
                          </msup>
                        </mrow>
                        <mo stretchy="false">)</mo>
                      </mrow>
                    </mrow>
                    <mrow>
                      <mo stretchy="false">(</mo>
                      <mrow>
                        <msub>
                          <mi>a</mi>
                          <mrow>
                            <mn>0</mn>
                          </mrow>
                        </msub>
                        <mrow>
                          <msup>
                            <mi>B</mi>
                            <mrow>
                              <mi>o</mi>
                            </mrow>
                          </msup>
                          <mo stretchy="false">+</mo>
                          <msub>
                            <mi>a</mi>
                            <mrow>
                              <mn>1</mn>
                            </mrow>
                          </msub>
                        </mrow>
                      </mrow>
                      <mo stretchy="false">)</mo>
                    </mrow>
                    <mrow>
                      <mrow>
                        <mo stretchy="false">(</mo>
                        <mrow>
                          <mrow>
                            <mrow>
                              <msub>
                                <mi>b</mi>
                                <mrow>
                                  <mn>0</mn>
                                </mrow>
                              </msub>
                              <msup>
                                <mi>B</mi>
                                <mrow>
                                  <mi>o</mi>
                                </mrow>
                              </msup>
                            </mrow>
                            <mo stretchy="false">+</mo>
                            <mrow>
                              <msub>
                                <mi>b</mi>
                                <mrow>
                                  <mn>1</mn>
                                </mrow>
                              </msub>
                            </mrow>
                          </mrow>
                        </mrow>
                        <mo stretchy="false">)</mo>
                      </mrow>
                      <mo stretchy="false">−</mo>
                      <mrow>
                        <msub>
                          <mi>a</mi>
                          <mrow>
                            <mn>1</mn>
                          </mrow>
                        </msub>
                        <msub>
                          <mi>b</mi>
                          <mrow>
                            <mn>1</mn>
                          </mrow>
                        </msub>
                        <mrow>
                          <msup>
                            <mi>B</mi>
                            <mrow>
                              <mrow>
                                <mo stretchy="false">−</mo>
                                <mi>o</mi>
                              </mrow>
                            </mrow>
                          </msup>
                          <mo stretchy="false">−</mo>
                          <msub>
                            <mi>a</mi>
                            <mrow>
                              <mn>0</mn>
                            </mrow>
                          </msub>
                        </mrow>
                        <msub>
                          <mi>b</mi>
                          <mrow>
                            <mn>0</mn>
                          </mrow>
                        </msub>
                        <mrow>
                          <msup>
                            <mi>B</mi>
                            <mrow>
                              <mi>o</mi>
                            </mrow>
                          </msup>
                          <mo stretchy="false">+</mo>
                          <msub>
                            <mi>a</mi>
                            <mrow>
                              <mn>0</mn>
                            </mrow>
                          </msub>
                        </mrow>
                        <msub>
                          <mi>b</mi>
                          <mrow>
                            <mn>0</mn>
                          </mrow>
                        </msub>
                      </mrow>
                    </mrow>
                  </mrow>
                </mtd>
              </mtr>
              <mtr>
                <mtd>
                  <mrow>
                    <mrow>
                      <mi mathvariant="italic">xy</mi>
                      <mo stretchy="false">=</mo>
                      <mrow>
                        <mrow>
                          <msub>
                            <mi>a</mi>
                            <mn>1</mn>
                          </msub>
                          <mo stretchy="false">∗</mo>
                          <msub>
                            <mi>b</mi>
                            <mn>1</mn>
                          </msub>
                        </mrow>
                        <mo stretchy="false">+</mo>
                        <mrow>
                          <mo stretchy="false">(</mo>
                          <mrow>
                            <mrow>
                              <msub>
                                <mi>a</mi>
                                <mn>0</mn>
                              </msub>
                              <mo stretchy="false">+</mo>
                              <mrow>
                                <msub>
                                  <mi>a</mi>
                                  <mn>1</mn>
                                </msub>
                                <mo stretchy="false">∗</mo>
                                <msup>
                                  <mi>B</mi>
                                  <mrow>
                                    <mo stretchy="false">−</mo>
                                    <mi>o</mi>
                                  </mrow>
                                </msup>
                              </mrow>
                            </mrow>
                          </mrow>
                          <mo stretchy="false">)</mo>
                        </mrow>
                      </mrow>
                    </mrow>
                    <mrow>
                      <mrow>
                        <mrow>
                          <mrow>
                            <mo stretchy="false">(</mo>
                            <mrow>
                              <mrow>
                                <mrow>
                                  <msub>
                                    <mi>b</mi>
                                    <mn>0</mn>
                                  </msub>
                                  <mo stretchy="false">∗</mo>
                                  <msup>
                                    <mi>B</mi>
                                    <mi>o</mi>
                                  </msup>
                                </mrow>
                                <mo stretchy="false">+</mo>
                                <msub>
                                  <mi>b</mi>
                                  <mn>1</mn>
                                </msub>
                              </mrow>
                            </mrow>
                            <mo stretchy="false">)</mo>
                          </mrow>
                          <mo stretchy="false">−</mo>
                          <mrow>
                            <mrow>
                              <msub>
                                <mi>a</mi>
                                <mn>1</mn>
                              </msub>
                              <mo stretchy="false">∗</mo>
                              <msub>
                                <mi>b</mi>
                                <mn>1</mn>
                              </msub>
                            </mrow>
                            <mo stretchy="false">∗</mo>
                            <msup>
                              <mi>B</mi>
                              <mrow>
                                <mo stretchy="false">−</mo>
                                <mi>o</mi>
                              </mrow>
                            </msup>
                          </mrow>
                        </mrow>
                        <mo stretchy="false">−</mo>
                        <mrow>
                          <mrow>
                            <msub>
                              <mi>a</mi>
                              <mn>0</mn>
                            </msub>
                            <mo stretchy="false">∗</mo>
                            <msub>
                              <mi>b</mi>
                              <mn>0</mn>
                            </msub>
                          </mrow>
                          <mo stretchy="false">∗</mo>
                          <msup>
                            <mi>B</mi>
                            <mi>o</mi>
                          </msup>
                        </mrow>
                      </mrow>
                      <mo stretchy="false">+</mo>
                      <mrow>
                        <msub>
                          <mi>a</mi>
                          <mn>0</mn>
                        </msub>
                        <mo stretchy="false">∗</mo>
                        <msub>
                          <mi>b</mi>
                          <mn>0</mn>
                        </msub>
                      </mrow>
                    </mrow>
                  </mrow>
                </mtd>
              </mtr>
            </mtable>
          </mrow>
        </mtd>
      </mtr>
      <mtr>
        <mtd>
          <mrow>
            <mtable>
              <mtr>
                <mtd>
                  <mrow>
                    <mrow>
                      <msub>
                        <mi>z</mi>
                        <mn>0</mn>
                      </msub>
                      <mo stretchy="false">=</mo>
                      <msubsup>
                        <mi>a</mi>
                        <mn>0</mn>
                        <mn>2</mn>
                      </msubsup>
                    </mrow>
                  </mrow>
                </mtd>
              </mtr>
              <mtr>
                <mtd>
                  <mrow>
                    <mrow>
                      <msub>
                        <mi>z</mi>
                        <mn>2</mn>
                      </msub>
                      <mo stretchy="false">=</mo>
                      <msubsup>
                        <mi>a</mi>
                        <mn>1</mn>
                        <mn>2</mn>
                      </msubsup>
                    </mrow>
                  </mrow>
                </mtd>
              </mtr>
              <mtr>
                <mtd>
                  <mrow>
                    <mrow>
                      <msub>
                        <mi>z</mi>
                        <mn>1</mn>
                      </msub>
                      <mo stretchy="false">=</mo>
                      <mrow>
                        <mfrac>
                          <mrow>
                            <mrow>
                              <msup>
                                <mrow>
                                  <mo stretchy="false">(</mo>
                                  <mrow>
                                    <mrow>
                                      <mrow>
                                        <msub>
                                          <mi>a</mi>
                                          <mn>0</mn>
                                        </msub>
                                        <mo stretchy="false">∗</mo>
                                        <msup>
                                          <mi>B</mi>
                                          <mi>o</mi>
                                        </msup>
                                      </mrow>
                                      <mo stretchy="false">+</mo>
                                      <msub>
                                        <mi>a</mi>
                                        <mn>1</mn>
                                      </msub>
                                    </mrow>
                                  </mrow>
                                  <mo stretchy="false">)</mo>
                                </mrow>
                                <mn>2</mn>
                              </msup>
                              <mo stretchy="false">−</mo>
                              <msub>
                                <mi>z</mi>
                                <mn>2</mn>
                              </msub>
                            </mrow>
                          </mrow>
                          <mrow>
                            <msup>
                              <mi>B</mi>
                              <mi>o</mi>
                            </msup>
                          </mrow>
                        </mfrac>
                        <mo stretchy="false">−</mo>
                        <mrow>
                          <msub>
                            <mi>z</mi>
                            <mn>0</mn>
                          </msub>
                          <mo stretchy="false">∗</mo>
                          <msup>
                            <mi>B</mi>
                            <mi>o</mi>
                          </msup>
                        </mrow>
                      </mrow>
                    </mrow>
                  </mrow>
                </mtd>
              </mtr>
              <mtr>
                <mtd>
                  <mrow>
                    <mrow>
                      <msub>
                        <mi>z</mi>
                        <mn>1</mn>
                      </msub>
                      <mo stretchy="false">=</mo>
                      <mrow>
                        <mrow>
                          <msup>
                            <mfenced open="(" close=")">
                              <mrow>
                                <mfrac>
                                  <mrow>
                                    <mrow>
                                      <mrow>
                                        <msub>
                                          <mi>a</mi>
                                          <mn>0</mn>
                                        </msub>
                                        <mo stretchy="false">∗</mo>
                                        <msup>
                                          <mi>B</mi>
                                          <mi>o</mi>
                                        </msup>
                                      </mrow>
                                      <mo stretchy="false">+</mo>
                                      <msub>
                                        <mi>a</mi>
                                        <mn>1</mn>
                                      </msub>
                                    </mrow>
                                  </mrow>
                                  <mrow>
                                    <msup>
                                      <mi>B</mi>
                                      <mrow>
                                        <mfrac>
                                          <mrow>
                                            <mi>o</mi>
                                          </mrow>
                                          <mrow>
                                            <mn>2</mn>
                                          </mrow>
                                        </mfrac>
                                      </mrow>
                                    </msup>
                                  </mrow>
                                </mfrac>
                              </mrow>
                            </mfenced>
                            <mn>2</mn>
                          </msup>
                          <mo stretchy="false">−</mo>
                          <mfrac>
                            <mrow>
                              <msub>
                                <mi>z</mi>
                                <mn>2</mn>
                              </msub>
                            </mrow>
                            <mrow>
                              <msup>
                                <mi>B</mi>
                                <mi>o</mi>
                              </msup>
                            </mrow>
                          </mfrac>
                        </mrow>
                        <mo stretchy="false">−</mo>
                        <mrow>
                          <msub>
                            <mi>z</mi>
                            <mn>0</mn>
                          </msub>
                          <mo stretchy="false">∗</mo>
                          <msup>
                            <mi>B</mi>
                            <mi>o</mi>
                          </msup>
                        </mrow>
                      </mrow>
                    </mrow>
                  </mrow>
                </mtd>
              </mtr>
              <mtr>
                <mtd>
                  <mrow>
                    <mrow>
                      <msup>
                        <mi>x</mi>
                        <mn>2</mn>
                      </msup>
                      <mo stretchy="false">=</mo>
                      <mrow>
                        <mrow>
                          <msub>
                            <mi>z</mi>
                            <mn>2</mn>
                          </msub>
                          <mo stretchy="false">+</mo>
                          <msub>
                            <mi>z</mi>
                            <mn>1</mn>
                          </msub>
                        </mrow>
                        <mo stretchy="false">+</mo>
                        <msub>
                          <mi>z</mi>
                          <mn>0</mn>
                        </msub>
                      </mrow>
                    </mrow>
                  </mrow>
                </mtd>
              </mtr>
            </mtable>
            <mtable>
              <mtr>
                <mtd>
                  <mrow>
                    <mrow>
                      <msub>
                        <mi>z</mi>
                        <mn>0</mn>
                      </msub>
                      <mo stretchy="false">=</mo>
                      <mrow>
                        <msub>
                          <mi>a</mi>
                          <mn>0</mn>
                        </msub>
                        <mo stretchy="false">∗</mo>
                        <msub>
                          <mi>b</mi>
                          <mn>0</mn>
                        </msub>
                      </mrow>
                    </mrow>
                  </mrow>
                </mtd>
              </mtr>
              <mtr>
                <mtd>
                  <mrow>
                    <mrow>
                      <msub>
                        <mi>z</mi>
                        <mn>2</mn>
                      </msub>
                      <mo stretchy="false">=</mo>
                      <mrow>
                        <msub>
                          <mi>a</mi>
                          <mn>1</mn>
                        </msub>
                        <mo stretchy="false">∗</mo>
                        <msub>
                          <mi>b</mi>
                          <mn>1</mn>
                        </msub>
                      </mrow>
                    </mrow>
                  </mrow>
                </mtd>
              </mtr>
              <mtr>
                <mtd>
                  <mrow>
                    <mrow>
                      <mi mathvariant="italic">xy</mi>
                      <mo stretchy="false">=</mo>
                      <mrow>
                        <msub>
                          <mi>z</mi>
                          <mn>2</mn>
                        </msub>
                        <mo stretchy="false">+</mo>
                        <mrow>
                          <mo stretchy="false">(</mo>
                          <mrow>
                            <mrow>
                              <msub>
                                <mi>a</mi>
                                <mn>0</mn>
                              </msub>
                              <mo stretchy="false">+</mo>
                              <mrow>
                                <msub>
                                  <mi>a</mi>
                                  <mn>1</mn>
                                </msub>
                                <mo stretchy="false">∗</mo>
                                <msup>
                                  <mi>B</mi>
                                  <mrow>
                                    <mo stretchy="false">−</mo>
                                    <mi>o</mi>
                                  </mrow>
                                </msup>
                              </mrow>
                            </mrow>
                          </mrow>
                          <mo stretchy="false">)</mo>
                        </mrow>
                      </mrow>
                    </mrow>
                    <mrow>
                      <mrow>
                        <mrow>
                          <mrow>
                            <mo stretchy="false">(</mo>
                            <mrow>
                              <mrow>
                                <mrow>
                                  <msub>
                                    <mi>b</mi>
                                    <mn>0</mn>
                                  </msub>
                                  <mo stretchy="false">∗</mo>
                                  <msup>
                                    <mi>B</mi>
                                    <mi>o</mi>
                                  </msup>
                                </mrow>
                                <mo stretchy="false">+</mo>
                                <msub>
                                  <mi>b</mi>
                                  <mn>1</mn>
                                </msub>
                              </mrow>
                            </mrow>
                            <mo stretchy="false">)</mo>
                          </mrow>
                          <mo stretchy="false">−</mo>
                          <mrow>
                            <msub>
                              <mi>z</mi>
                              <mn>2</mn>
                            </msub>
                            <mo stretchy="false">∗</mo>
                            <msup>
                              <mi>B</mi>
                              <mrow>
                                <mo stretchy="false">−</mo>
                                <mi>o</mi>
                              </mrow>
                            </msup>
                          </mrow>
                        </mrow>
                        <mo stretchy="false">−</mo>
                        <mrow>
                          <msub>
                            <mi>z</mi>
                            <mn>0</mn>
                          </msub>
                          <mo stretchy="false">∗</mo>
                          <msup>
                            <mi>B</mi>
                            <mi>o</mi>
                          </msup>
                        </mrow>
                      </mrow>
                      <mo stretchy="false">+</mo>
                      <msub>
                        <mi>z</mi>
                        <mn>0</mn>
                      </msub>
                    </mrow>
                  </mrow>
                </mtd>
              </mtr>
            </mtable>
          </mrow>
        </mtd>
      </mtr>
    </mtable>
    <annotation encoding="StarMath 5.0">stack{
	x = a_1 + a_0 #
	y = b_1 + b_0 #
	x_1 = {a_{1}}over{B^{m}} ~ x_0 = {a_{0}}over{B^{m-o}} #
	y_1 = {b_{1}}over{B^{m}} ~ y_0 = {b_{0}}over{B^{m-o}}
}
stack{
xy = (x_{1}B^{m} + x_{0}B^{m-o})(y_{1}B^{m} + y_{0}B^{m-o}) #
xy = x_{1}y_{1}B^{2m} + z_{1} + x_{0}y_{0}B^{2(m-o)} #
z_1 = (x_{0}y_{1} + x_{1}y_{0})B^{2m-o} = ((x_0 + x_1)(y_0 + y_1)-x_{1}y_{1} - x_{0}y_{0})B^{2m-o} #
xy = x_{1}y_{1}B^{2m} + ((x_0 + x_1)(y_0 + y_1)-x_{1}y_{1} - x_{0}y_{0})B^{2m-o} + x_{0}y_{0}B^{2(m-o)} #
xy = {a_{1}}over{B^{m}}{b_{1}}over{B^{m}}B^{2m} + (({a_{0}}over{B^{m-o}} + {a_{1}}over{B^{m}})({b_{0}}over{B^{m-o}} + {b_{1}}over{B^{m}})-{a_{1}}over{B^{m}}{b_{1}}over{B^{m}} - {a_{0}}over{B^{m-o}}{b_{0}}over{B^{m-o}})B^{2m-o} + {a_{0}}over{B^{m-o}}{b_{0}}over{B^{m-o}}B^{2(m-o)} #
xy = a_{1}b_{1}
+ (B^{-o})(a_{0}B^{o} + a_{1})({b_{0}B^{o}} + {b_{1}})
- {a_{1}b_{1}B^{-o}
- a_{0}b_{0}B^{o}
+ a_{0}b_{0}} #
 xy = a_1*b_1 + (a_0 + a_1*B^-o)(b_0*B^o + b_1) - a_1*b_1*B^-o - a_0*b_0*B^o + a_0*b_0
} newline
stack{
z_0 = a_0^2 #
z_2 = a_1^2 #
z_1 = {(a_0*B^o + a_1)^2 - z_2}over{B^o} - z_0*B^o #
z_1 = left( {a_0*B^o + a_1}over{B^{{o}over{2}}} right)^2 - {z_2}over{B^o} - z_0*B^o #
x^2 = z_2 + z_1 + z_0
}
stack{
z_0 = a_0 * b_0 #
z_2 = a_1 * b_1 #
xy = z_2 + (a_0 + a_1*B^-o)(b_0*B^o + b_1) - z_2*B^-o - z_0*B^o + z_0
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5T13:26:27.23</meta:creation-date>
    <meta:generator>LibreOffice/3.4$Win32 LibreOffice_project/340m1$Build-203</meta:generator>
  </office:meta>
</office:document-meta>
</file>